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508C92F858F395FC.png" manifest:media-type="image/png"/>
  <manifest:file-entry manifest:full-path="Pictures/10000201000002A2000002E680F6701761E5044E.png" manifest:media-type="image/png"/>
  <manifest:file-entry manifest:full-path="Pictures/100002010000005500000053A65F472D5129947D.png" manifest:media-type="image/png"/>
  <manifest:file-entry manifest:full-path="Pictures/10000D7E0000571E00003DA1ED21A97A3EB596E8.svg" manifest:media-type="image/svg+xml"/>
  <manifest:file-entry manifest:full-path="Pictures/100002010000025800000259AB98EFCB533D92D1.png" manifest:media-type="image/png"/>
  <manifest:file-entry manifest:full-path="Pictures/100002010000028100000281656751BD0120260D.png" manifest:media-type="image/png"/>
  <manifest:file-entry manifest:full-path="Pictures/100014BD0000070C000006D60002EC039669EB31.svg" manifest:media-type="image/svg+xml"/>
  <manifest:file-entry manifest:full-path="Pictures/1000171D0000070C000006D6E7CF3E986AE6BC53.svg" manifest:media-type="image/svg+xml"/>
  <manifest:file-entry manifest:full-path="Pictures/1000020100000055000000537214AF4F2FA077FB.png" manifest:media-type="image/png"/>
  <manifest:file-entry manifest:full-path="Pictures/10000A270000EAB70001027CBE976506F6885D9A.svg" manifest:media-type="image/svg+xml"/>
  <manifest:file-entry manifest:full-path="Pictures/1000116D00003B8B00003D60AA89979ADB3F0DB1.svg" manifest:media-type="image/svg+xml"/>
  <manifest:file-entry manifest:full-path="Pictures/10000955000035050000350597D88104EDC1D571.svg" manifest:media-type="image/svg+xml"/>
  <manifest:file-entry manifest:full-path="Pictures/10000201000002B9000002CEB141E128F952BD7C.png" manifest:media-type="image/png"/>
  <manifest:file-entry manifest:full-path="Pictures/10001ACD00001A90000019D7F2919A28309E499C.svg" manifest:media-type="image/svg+xml"/>
  <manifest:file-entry manifest:full-path="Pictures/1000020100000349000002524826FCF6FDA17E35.png" manifest:media-type="image/png"/>
  <manifest:file-entry manifest:full-path="Pictures/100002010000014100000139525B5DFAA00F8E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06cm" fo:min-width="11.819cm"/>
    </style:style>
    <style:style style:name="gr2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9.953cm" fo:min-width="16.194cm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999999" draw:textarea-horizontal-align="justify" draw:textarea-vertical-align="middle" draw:auto-grow-height="false" fo:min-height="0.536cm" fo:min-width="10.557cm"/>
      <style:paragraph-properties style:writing-mode="lr-tb"/>
    </style:style>
    <style:style style:name="gr4" style:family="graphic" style:parent-style-name="standard">
      <style:graphic-properties draw:fill="solid" draw:fill-color="#999999" draw:textarea-horizontal-align="justify" draw:textarea-vertical-align="bottom" draw:auto-grow-height="false" fo:min-height="1.925cm" fo:min-width="10.20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482cm" fo:min-width="1.50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999999" draw:textarea-horizontal-align="justify" draw:textarea-vertical-align="middle" draw:auto-grow-height="false" fo:min-height="1.925cm" fo:min-width="3.118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solid" draw:fill-color="#999999" draw:textarea-horizontal-align="center" draw:textarea-vertical-align="middle" draw:color-mode="standard" draw:luminance="0%" draw:contrast="0%" draw:gamma="100%" draw:red="0%" draw:green="0%" draw:blue="0%" fo:clip="rect(8.474cm, 15.614cm, 8.26cm, 0.639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5cm, 4.627cm, 1.88cm, 4.227cm)" draw:image-opacity="100%" style:mirror="none"/>
    </style:style>
    <style:style style:name="gr10" style:family="graphic" style:parent-style-name="standard">
      <style:graphic-properties draw:fill="solid" draw:fill-color="#808080" draw:textarea-horizontal-align="justify" draw:textarea-vertical-align="middle" draw:auto-grow-height="false" fo:min-height="1.221cm" fo:min-width="2.393cm"/>
    </style:style>
    <style:style style:name="gr11" style:family="graphic" style:parent-style-name="standard">
      <style:graphic-properties draw:fill="solid" draw:fill-color="#808080" draw:textarea-horizontal-align="justify" draw:textarea-vertical-align="middle" draw:auto-grow-height="false" fo:min-height="1.355cm" fo:min-width="2.393cm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297cm" fo:min-width="1.77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97cm" fo:min-width="1.596cm"/>
      <style:paragraph-properties style:writing-mode="lr-tb"/>
    </style:style>
    <style:style style:name="gr15" style:family="graphic" style:parent-style-name="standard">
      <style:graphic-properties draw:fill="solid" draw:fill-color="#808080" draw:textarea-horizontal-align="justify" draw:textarea-vertical-align="middle" draw:auto-grow-height="false" fo:min-height="1.417cm" fo:min-width="2.393cm"/>
    </style:style>
    <style:style style:name="gr16" style:family="graphic" style:parent-style-name="standard">
      <style:graphic-properties draw:fill="solid" draw:fill-color="#b2b2b2" draw:textarea-horizontal-align="justify" draw:textarea-vertical-align="middle" draw:auto-grow-height="false" fo:min-height="1.925cm" fo:min-width="3.118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solid" draw:fill-color="#999999"/>
      <style:paragraph-properties fo:text-align="start" style:writing-mode="lr-tb"/>
    </style:style>
    <style:style style:name="P5" style:family="paragraph">
      <style:paragraph-properties fo:text-align="end" style:writing-mode="lr-tb"/>
    </style:style>
    <style:style style:name="P6" style:family="paragraph">
      <loext:graphic-properties draw:fill="solid" draw:fill-color="#999999"/>
      <style:paragraph-properties fo:text-align="end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solid" draw:fill-color="#999999"/>
      <style:paragraph-properties fo:text-align="center" style:writing-mode="lr-tb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808080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solid" draw:fill-color="#b2b2b2"/>
      <style:paragraph-properties fo:text-align="center" style:writing-mode="lr-tb"/>
    </style:style>
    <style:style style:name="T1" style:family="text">
      <style:text-properties fo:font-size="10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19cm" svg:height="3.556cm" svg:x="2.159cm" svg:y="11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96cm" svg:height="11.305cm" svg:x="1.508cm" svg:y="4.1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1.141cm" svg:height="0.87cm" svg:x="2.665cm" svg:y="5.203cm">
          <text:p text:style-name="P3">API 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0.706cm" svg:height="2.174cm" svg:x="2.955cm" svg:y="1.145cm">
          <text:p text:style-name="P5">UI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7" draw:layer="layout" svg:width="3.183cm" svg:height="2.754cm" svg:x="2.521cm" svg:y="7.957cm">
            <text:p text:style-name="P7">Player</text:p>
            <text:p text:style-name="P7">Mgr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8" draw:layer="layout" svg:width="0.896cm" svg:height="0.871cm" svg:x="2.521cm" svg:y="9.696cm">
            <draw:image xlink:href="Pictures/1000171D0000070C000006D6E7CF3E986AE6BC53.svg" xlink:type="simple" xlink:show="embed" xlink:actuate="onLoad" loext:mime-type="image/svg+xml">
              <text:p/>
            </draw:image>
            <draw:image xlink:href="Pictures/100002010000005500000053A65F472D5129947D.png" xlink:type="simple" xlink:show="embed" xlink:actuate="onLoad" loext:mime-type="image/png"/>
          </draw:frame>
        </draw:g>
        <draw:g>
          <draw:custom-shape draw:style-name="gr7" draw:text-style-name="P9" draw:layer="layout" svg:width="3.617cm" svg:height="2.174cm" svg:x="15.108cm" svg:y="6.653cm">
            <text:p text:style-name="P7">Keycloak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10" draw:layer="layout" svg:width="0.868cm" svg:height="0.791cm" svg:x="15.108cm" svg:y="6.653cm">
            <draw:image xlink:href="Pictures/100002010000025800000259AB98EFCB533D92D1.png" xlink:type="simple" xlink:show="embed" xlink:actuate="onLoad" loext:mime-type="image/png">
              <text:p/>
            </draw:image>
          </draw:frame>
        </draw:g>
        <draw:frame draw:style-name="gr6" draw:text-style-name="P2" draw:layer="layout" svg:width="0.723cm" svg:height="0.725cm" svg:x="2.955cm" svg:y="1.145cm">
          <draw:image xlink:href="Pictures/10000955000035050000350597D88104EDC1D571.svg" xlink:type="simple" xlink:show="embed" xlink:actuate="onLoad" loext:mime-type="image/svg+xml">
            <text:p/>
          </draw:image>
          <draw:image xlink:href="Pictures/100002010000028100000281656751BD0120260D.png" xlink:type="simple" xlink:show="embed" xlink:actuate="onLoad" loext:mime-type="image/png"/>
        </draw:frame>
        <draw:g>
          <draw:custom-shape draw:style-name="gr5" draw:text-style-name="P7" draw:layer="layout" svg:width="3.183cm" svg:height="2.754cm" svg:x="6.745cm" svg:y="7.988cm">
            <text:p text:style-name="P7">Maze</text:p>
            <text:p text:style-name="P7">Mgr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8" draw:layer="layout" svg:width="0.896cm" svg:height="0.871cm" svg:x="6.717cm" svg:y="9.727cm">
            <draw:image xlink:href="Pictures/1000171D0000070C000006D6E7CF3E986AE6BC53.svg" xlink:type="simple" xlink:show="embed" xlink:actuate="onLoad" loext:mime-type="image/svg+xml">
              <text:p/>
            </draw:image>
            <draw:image xlink:href="Pictures/100002010000005500000053A65F472D5129947D.png" xlink:type="simple" xlink:show="embed" xlink:actuate="onLoad" loext:mime-type="image/png"/>
          </draw:frame>
        </draw:g>
        <draw:custom-shape draw:style-name="gr5" draw:text-style-name="P7" draw:layer="layout" svg:width="3.183cm" svg:height="2.754cm" svg:x="10.796cm" svg:y="7.988cm">
          <text:p text:style-name="P7">Game</text:p>
          <text:p text:style-name="P7">Mg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8" draw:layer="layout" svg:width="0.896cm" svg:height="0.871cm" svg:x="11.042cm" svg:y="9.67cm">
          <draw:image xlink:href="Pictures/1000171D0000070C000006D6E7CF3E986AE6BC53.svg" xlink:type="simple" xlink:show="embed" xlink:actuate="onLoad" loext:mime-type="image/svg+xml">
            <text:p/>
          </draw:image>
          <draw:image xlink:href="Pictures/100002010000005500000053A65F472D5129947D.png" xlink:type="simple" xlink:show="embed" xlink:actuate="onLoad" loext:mime-type="image/png"/>
        </draw:frame>
        <draw:frame draw:style-name="gr6" draw:text-style-name="P2" draw:layer="layout" svg:width="0.868cm" svg:height="0.843cm" svg:x="12.907cm" svg:y="5.23cm">
          <draw:image xlink:href="Pictures/100014BD0000070C000006D60002EC039669EB31.svg" xlink:type="simple" xlink:show="embed" xlink:actuate="onLoad" loext:mime-type="image/svg+xml">
            <text:p/>
          </draw:image>
          <draw:image xlink:href="Pictures/1000020100000055000000537214AF4F2FA077FB.png" xlink:type="simple" xlink:show="embed" xlink:actuate="onLoad" loext:mime-type="image/png"/>
        </draw:frame>
        <draw:frame draw:style-name="gr9" draw:text-style-name="P2" draw:layer="layout" svg:width="0.828cm" svg:height="0.741cm" svg:x="3.863cm" svg:y="1.145cm">
          <draw:image xlink:href="Pictures/10000D7E0000571E00003DA1ED21A97A3EB596E8.svg" xlink:type="simple" xlink:show="embed" xlink:actuate="onLoad" loext:mime-type="image/svg+xml">
            <text:p/>
          </draw:image>
          <draw:image xlink:href="Pictures/1000020100000349000002524826FCF6FDA17E35.png" xlink:type="simple" xlink:show="embed" xlink:actuate="onLoad" loext:mime-type="image/png"/>
        </draw:frame>
        <draw:g>
          <draw:custom-shape draw:style-name="gr10" draw:text-style-name="P11" draw:layer="layout" svg:width="2.893cm" svg:height="2.353cm" svg:x="2.635cm" svg:y="11.87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" draw:layer="layout" svg:width="1.013cm" svg:height="0.849cm" svg:x="2.779cm" svg:y="12.694cm">
            <draw:image xlink:href="Pictures/1000116D00003B8B00003D60AA89979ADB3F0DB1.svg" xlink:type="simple" xlink:show="embed" xlink:actuate="onLoad" loext:mime-type="image/svg+xml">
              <text:p/>
            </draw:image>
            <draw:image xlink:href="Pictures/10000201000002B9000002CEB141E128F952BD7C.png" xlink:type="simple" xlink:show="embed" xlink:actuate="onLoad" loext:mime-type="image/png"/>
          </draw:frame>
        </draw:g>
        <draw:g>
          <draw:custom-shape draw:style-name="gr11" draw:text-style-name="P11" draw:layer="layout" svg:width="2.893cm" svg:height="2.567cm" svg:x="6.889cm" svg:y="11.78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" draw:layer="layout" svg:width="1.013cm" svg:height="0.926cm" svg:x="7.033cm" svg:y="12.682cm">
            <draw:image xlink:href="Pictures/1000116D00003B8B00003D60AA89979ADB3F0DB1.svg" xlink:type="simple" xlink:show="embed" xlink:actuate="onLoad" loext:mime-type="image/svg+xml">
              <text:p/>
            </draw:image>
            <draw:image xlink:href="Pictures/10000201000002B9000002CEB141E128F952BD7C.png" xlink:type="simple" xlink:show="embed" xlink:actuate="onLoad" loext:mime-type="image/png"/>
          </draw:frame>
        </draw:g>
        <draw:line draw:style-name="gr12" draw:text-style-name="P12" draw:layer="layout" svg:x1="4.257cm" svg:y1="6.073cm" svg:x2="4.257cm" svg:y2="7.957cm">
          <text:p/>
        </draw:line>
        <draw:line draw:style-name="gr12" draw:text-style-name="P12" draw:layer="layout" svg:x1="8.308cm" svg:y1="6.073cm" svg:x2="8.308cm" svg:y2="7.957cm">
          <text:p/>
        </draw:line>
        <draw:line draw:style-name="gr12" draw:text-style-name="P12" draw:layer="layout" svg:x1="12.359cm" svg:y1="6.073cm" svg:x2="12.359cm" svg:y2="7.957cm">
          <text:p/>
        </draw:line>
        <draw:line draw:style-name="gr12" draw:text-style-name="P12" draw:layer="layout" svg:x1="8.308cm" svg:y1="3.319cm" svg:x2="8.308cm" svg:y2="5.203cm">
          <text:p/>
        </draw:line>
        <draw:line draw:style-name="gr12" draw:text-style-name="P12" draw:layer="layout" svg:x1="8.308cm" svg:y1="10.711cm" svg:x2="8.308cm" svg:y2="12.16cm">
          <text:p/>
        </draw:line>
        <draw:line draw:style-name="gr12" draw:text-style-name="P12" draw:layer="layout" svg:x1="4.112cm" svg:y1="10.711cm" svg:x2="4.112cm" svg:y2="12.16cm">
          <text:p/>
        </draw:line>
        <draw:frame draw:style-name="gr6" draw:text-style-name="P2" draw:layer="layout" svg:width="1.232cm" svg:height="1.2cm" svg:x="17.349cm" svg:y="13.714cm">
          <draw:image xlink:href="Pictures/10001ACD00001A90000019D7F2919A28309E499C.svg" xlink:type="simple" xlink:show="embed" xlink:actuate="onLoad" loext:mime-type="image/svg+xml">
            <text:p/>
          </draw:image>
          <draw:image xlink:href="Pictures/100002010000014100000139525B5DFAA00F8EA4.png" xlink:type="simple" xlink:show="embed" xlink:actuate="onLoad" loext:mime-type="image/png"/>
        </draw:frame>
        <draw:custom-shape draw:style-name="gr13" draw:text-style-name="P7" draw:layer="layout" svg:width="3.617cm" svg:height="0.869cm" svg:x="3.327cm" svg:y="2.16cm">
          <text:p text:style-name="P7">PlayerU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3.328cm" svg:height="0.869cm" svg:x="6.326cm" svg:y="2.16cm">
          <text:p text:style-name="P7">MazeU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7" draw:layer="layout" svg:width="3.617cm" svg:height="0.869cm" svg:x="9.032cm" svg:y="2.16cm">
          <text:p text:style-name="P7">GameU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0.697cm" svg:height="0.767cm" svg:x="12.384cm" svg:y="8.001cm">
          <draw:image xlink:href="Pictures/10000A270000EAB70001027CBE976506F6885D9A.svg" xlink:type="simple" xlink:show="embed" xlink:actuate="onLoad" loext:mime-type="image/svg+xml">
            <text:p/>
          </draw:image>
          <draw:image xlink:href="Pictures/10000201000002A2000002E680F6701761E5044E.png" xlink:type="simple" xlink:show="embed" xlink:actuate="onLoad" loext:mime-type="image/png"/>
        </draw:frame>
        <draw:frame draw:style-name="gr6" draw:text-style-name="P2" draw:layer="layout" svg:width="0.697cm" svg:height="0.767cm" svg:x="4.383cm" svg:y="8.001cm">
          <draw:image xlink:href="Pictures/10000A270000EAB70001027CBE976506F6885D9A.svg" xlink:type="simple" xlink:show="embed" xlink:actuate="onLoad" loext:mime-type="image/svg+xml">
            <text:p/>
          </draw:image>
          <draw:image xlink:href="Pictures/10000201000002A2000002E680F6701761E5044E.png" xlink:type="simple" xlink:show="embed" xlink:actuate="onLoad" loext:mime-type="image/png"/>
        </draw:frame>
        <draw:frame draw:style-name="gr6" draw:text-style-name="P2" draw:layer="layout" svg:width="0.697cm" svg:height="0.767cm" svg:x="8.447cm" svg:y="8.123cm">
          <draw:image xlink:href="Pictures/10000A270000EAB70001027CBE976506F6885D9A.svg" xlink:type="simple" xlink:show="embed" xlink:actuate="onLoad" loext:mime-type="image/svg+xml">
            <text:p/>
          </draw:image>
          <draw:image xlink:href="Pictures/10000201000002A2000002E680F6701761E5044E.png" xlink:type="simple" xlink:show="embed" xlink:actuate="onLoad" loext:mime-type="image/png"/>
        </draw:frame>
        <draw:g>
          <draw:custom-shape draw:style-name="gr15" draw:text-style-name="P11" draw:layer="layout" svg:width="2.893cm" svg:height="2.667cm" svg:x="11.077cm" svg:y="11.81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" draw:layer="layout" svg:width="1.013cm" svg:height="0.962cm" svg:x="11.221cm" svg:y="12.744cm">
            <draw:image xlink:href="Pictures/1000116D00003B8B00003D60AA89979ADB3F0DB1.svg" xlink:type="simple" xlink:show="embed" xlink:actuate="onLoad" loext:mime-type="image/svg+xml">
              <text:p/>
            </draw:image>
            <draw:image xlink:href="Pictures/10000201000002B9000002CEB141E128F952BD7C.png" xlink:type="simple" xlink:show="embed" xlink:actuate="onLoad" loext:mime-type="image/png"/>
          </draw:frame>
        </draw:g>
        <draw:line draw:style-name="gr12" draw:text-style-name="P12" draw:layer="layout" svg:x1="12.446cm" svg:y1="10.743cm" svg:x2="12.446cm" svg:y2="12.192cm">
          <text:p/>
        </draw:line>
        <draw:frame draw:style-name="gr6" draw:text-style-name="P8" draw:layer="layout" svg:width="0.896cm" svg:height="0.871cm" svg:x="15.106cm" svg:y="8.128cm">
          <draw:image xlink:href="Pictures/1000171D0000070C000006D6E7CF3E986AE6BC53.svg" xlink:type="simple" xlink:show="embed" xlink:actuate="onLoad" loext:mime-type="image/svg+xml">
            <text:p/>
          </draw:image>
          <draw:image xlink:href="Pictures/100002010000005500000053A65F472D5129947D.png" xlink:type="simple" xlink:show="embed" xlink:actuate="onLoad" loext:mime-type="image/png"/>
        </draw:frame>
        <draw:frame draw:style-name="gr6" draw:text-style-name="P8" draw:layer="layout" svg:width="0.896cm" svg:height="0.871cm" svg:x="13.716cm" svg:y="14.224cm">
          <draw:image xlink:href="Pictures/1000171D0000070C000006D6E7CF3E986AE6BC53.svg" xlink:type="simple" xlink:show="embed" xlink:actuate="onLoad" loext:mime-type="image/svg+xml">
            <text:p/>
          </draw:image>
          <draw:image xlink:href="Pictures/100002010000005500000053A65F472D5129947D.png" xlink:type="simple" xlink:show="embed" xlink:actuate="onLoad" loext:mime-type="image/png"/>
        </draw:frame>
        <draw:line draw:style-name="gr12" draw:text-style-name="P12" draw:layer="layout" svg:x1="12.954cm" svg:y1="6.096cm" svg:x2="15.113cm" svg:y2="7.62cm">
          <text:p/>
        </draw:line>
        <draw:custom-shape draw:style-name="gr16" draw:text-style-name="P13" draw:layer="layout" svg:width="3.617cm" svg:height="2.174cm" svg:x="15.179cm" svg:y="10.287cm">
          <text:p text:style-name="P7">NGINX</text:p>
          <text:p text:style-name="P7"><text:span text:style-name="T1">S</text:span><text:span text:style-name="T1">t</text:span><text:span text:style-name="T1">a</text:span><text:span text:style-name="T1">t</text:span><text:span text:style-name="T1">i</text:span><text:span text:style-name="T1">c</text:span><text:span text:style-name="T1"> </text:span><text:span text:style-name="T1">f</text:span><text:span text:style-name="T1">i</text:span><text:span text:style-name="T1">l</text:span><text:span text:style-name="T1">e</text:span><text:span text:style-name="T1"> 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0.896cm" svg:height="0.871cm" svg:x="15.106cm" svg:y="11.811cm">
          <draw:image xlink:href="Pictures/1000171D0000070C000006D6E7CF3E986AE6BC53.svg" xlink:type="simple" xlink:show="embed" xlink:actuate="onLoad" loext:mime-type="image/svg+xml">
            <text:p/>
          </draw:image>
          <draw:image xlink:href="Pictures/100002010000005500000053A65F472D5129947D.png" xlink:type="simple" xlink:show="embed" xlink:actuate="onLoad" loext:mime-type="image/png"/>
        </draw:frame>
        <draw:line draw:style-name="gr12" draw:text-style-name="P12" draw:layer="layout" svg:x1="12.7cm" svg:y1="6.096cm" svg:x2="15.113cm" svg:y2="10.414cm">
          <text:p/>
        </draw:line>
        <draw:frame draw:style-name="gr17" draw:text-style-name="P1" draw:layer="layout" svg:width="0.676cm" svg:height="0.676cm" svg:x="15.113cm" svg:y="10.373cm">
          <draw:image xlink:href="Pictures/10000201000000C8000000C8508C92F858F395FC.png" xlink:type="simple" xlink:show="embed" xlink:actuate="onLoad" loext:mime-type="image/png">
            <text:p/>
          </draw:image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bottom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22:10:59.694158358</meta:creation-date>
    <dc:date>2021-05-21T20:40:01.763915440</dc:date>
    <meta:editing-duration>PT1H9M22S</meta:editing-duration>
    <meta:editing-cycles>15</meta:editing-cycles>
    <meta:generator>LibreOffice/6.4.7.2$Linux_X86_64 LibreOffice_project/40$Build-2</meta:generator>
    <meta:document-statistic meta:object-count="48"/>
  </office:meta>
</office:document-meta>
</file>